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8:55:19.503150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1T12:07:13.213513658</dc:date>
    <meta:editing-duration>P1DT20H18M</meta:editing-duration>
    <meta:editing-cycles>18</meta:editing-cycles>
    <meta:generator>LibreOffice/5.1.6.2$Linux_X86_64 LibreOffice_project/10m0$Build-2</meta:generator>
    <meta:document-statistic meta:table-count="1" meta:cell-count="571" meta:object-count="0"/>
  </office:meta>
</office:document-meta>
</file>